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333333" draw:textarea-horizontal-align="center" draw:textarea-vertical-align="middle"/>
    </style:style>
    <style:style style:name="gr2" style:family="graphic" style:parent-style-name="standard">
      <style:graphic-properties draw:fill="solid" draw:fill-color="#999999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666666"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999999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width="0.05cm" draw:marker-start="Arrow" draw:marker-start-width="0.38cm" draw:marker-end="Arrow" draw:marker-end-width="0.38cm" svg:stroke-opacity="40%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NoteBox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measure">
      <style:graphic-properties draw:textarea-horizontal-align="center" draw:textarea-vertical-align="middle"/>
    </style:style>
    <style:style style:name="gr8" style:family="graphic" style:parent-style-name="measure" style:list-style-name="L1">
      <style:graphic-properties draw:textarea-horizontal-align="center" draw:textarea-vertical-align="middle" draw:line-distance="0.3cm" draw:placing="below"/>
    </style:style>
    <style:style style:name="gr9" style:family="graphic" style:parent-style-name="measure" style:list-style-name="L1">
      <style:graphic-properties draw:textarea-horizontal-align="center" draw:textarea-vertical-align="middle" draw:line-distance="1.8cm"/>
    </style:style>
    <style:style style:name="gr10" style:family="graphic" style:parent-style-name="standard">
      <style:graphic-properties draw:stroke="solid" svg:stroke-width="0.05cm" svg:stroke-color="#666666" draw:marker-start-width="0.275cm" draw:marker-end-width="0.275cm" draw:fill="solid" draw:fill-color="#333333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cm" svg:stroke-color="#666666" draw:marker-start-width="0.275cm" draw:marker-end-width="0.275cm" draw:fill="none" draw:fill-color="#66666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cm" svg:height="2cm" svg:x="2cm" svg:y="6.5cm">
          <text:p/>
        </draw:rect>
        <draw:rect draw:style-name="gr2" draw:text-style-name="P1" draw:layer="layout" svg:width="4cm" svg:height="1cm" svg:x="2cm" svg:y="2.5cm">
          <text:p/>
        </draw:rect>
        <draw:rect draw:style-name="gr2" draw:text-style-name="P1" draw:layer="layout" svg:width="2cm" svg:height="1cm" svg:x="6.5cm" svg:y="2.5cm">
          <text:p/>
        </draw:rect>
        <draw:rect draw:style-name="gr2" draw:text-style-name="P1" draw:layer="layout" svg:width="2cm" svg:height="1cm" svg:x="9cm" svg:y="2.5cm">
          <text:p/>
        </draw:rect>
        <draw:rect draw:style-name="gr3" draw:text-style-name="P1" draw:layer="layout" svg:width="7cm" svg:height="1cm" svg:x="2.5cm" svg:y="7cm">
          <text:p/>
        </draw:rect>
        <draw:rect draw:style-name="gr4" draw:text-style-name="P1" draw:layer="layout" svg:width="2cm" svg:height="1cm" svg:x="2.5cm" svg:y="7cm">
          <text:p/>
        </draw:rect>
        <draw:rect draw:style-name="gr4" draw:text-style-name="P1" draw:layer="layout" svg:width="2cm" svg:height="1cm" svg:x="5cm" svg:y="7cm">
          <text:p/>
        </draw:rect>
        <draw:rect draw:style-name="gr4" draw:text-style-name="P1" draw:layer="layout" svg:width="2cm" svg:height="1cm" svg:x="7.5cm" svg:y="7cm">
          <text:p/>
        </draw:rect>
        <draw:line draw:style-name="gr5" draw:text-style-name="P1" draw:layer="layout" svg:x1="2cm" svg:y1="2cm" svg:x2="6cm" svg:y2="2cm">
          <text:p text:style-name="P1">2</text:p>
        </draw:line>
        <draw:line draw:style-name="gr5" draw:text-style-name="P1" draw:layer="layout" svg:x1="6.5cm" svg:y1="2cm" svg:x2="8.5cm" svg:y2="2cm">
          <text:p text:style-name="P1">1</text:p>
        </draw:line>
        <draw:line draw:style-name="gr5" draw:text-style-name="P1" draw:layer="layout" svg:x1="9cm" svg:y1="2cm" svg:x2="11cm" svg:y2="2cm">
          <text:p text:style-name="P1">1</text:p>
        </draw:line>
        <draw:custom-shape draw:style-name="gr6" draw:text-style-name="P1" draw:layer="layout" svg:width="2.999cm" svg:height="1cm" svg:x="6.501cm" svg:y="9cm">
          <text:p text:style-name="P1">Spacing</text:p>
          <draw:enhanced-geometry svg:viewBox="0 0 21600 21600" draw:mirror-horizontal="false" draw:mirror-vertical="false" draw:type="line-callout-3" draw:modifiers="-12780 -32173.4265734266 -1800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" draw:layer="layout" svg:width="2.999cm" svg:height="1cm" svg:x="6.001cm" svg:y="5cm">
          <text:p text:style-name="P1">Margins</text:p>
          <draw:enhanced-geometry svg:viewBox="0 0 21600 21600" draw:mirror-horizontal="false" draw:mirror-vertical="false" draw:type="line-callout-3" draw:modifiers="-8769.6 35280.7192807193 -1800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2" draw:text-style-name="P1" draw:layer="layout" svg:width="4cm" svg:height="1cm" svg:x="4cm" svg:y="14cm">
          <text:p/>
        </draw:rect>
        <draw:measure draw:style-name="gr7" draw:text-style-name="P1" draw:layer="measurelines" svg:x1="5cm" svg:y1="14.5cm" svg:x2="7cm" svg:y2="14.5cm">
          <text:p text:style-name="P2"><text:measure text:kind="gap"/>min</text:p>
        </draw:measure>
        <draw:measure draw:style-name="gr8" draw:text-style-name="P2" draw:layer="layout" svg:x1="4cm" svg:y1="15cm" svg:x2="8cm" svg:y2="15cm">
          <text:p text:style-name="P2"><text:measure text:kind="gap"/>preferred</text:p>
        </draw:measure>
        <draw:measure draw:style-name="gr9" draw:text-style-name="P2" draw:layer="layout" svg:x1="3cm" svg:y1="14.5cm" svg:x2="9cm" svg:y2="14.5cm">
          <text:p text:style-name="P2">max</text:p>
        </draw:measure>
        <draw:rect draw:style-name="gr10" draw:text-style-name="P1" draw:layer="layout" svg:width="8cm" svg:height="2cm" svg:x="4.5cm" svg:y="22.5cm">
          <text:p/>
        </draw:rect>
        <draw:rect draw:style-name="gr11" draw:text-style-name="P1" draw:layer="layout" svg:width="7.5cm" svg:height="1.5cm" svg:x="4.8cm" svg:y="22.8cm">
          <text:p/>
        </draw:rect>
        <draw:rect draw:style-name="gr4" draw:text-style-name="P1" draw:layer="layout" svg:width="2cm" svg:height="1cm" svg:x="5cm" svg:y="23cm">
          <text:p/>
        </draw:rect>
        <draw:rect draw:style-name="gr4" draw:text-style-name="P1" draw:layer="layout" svg:width="2cm" svg:height="1cm" svg:x="7.5cm" svg:y="23cm">
          <text:p/>
        </draw:rect>
        <draw:rect draw:style-name="gr4" draw:text-style-name="P1" draw:layer="layout" svg:width="2cm" svg:height="1cm" svg:x="10cm" svg:y="23cm">
          <text:p/>
        </draw:rect>
        <draw:rect draw:style-name="gr10" draw:text-style-name="P1" draw:layer="layout" svg:width="8cm" svg:height="2cm" svg:x="4.5cm" svg:y="24.5cm">
          <text:p/>
        </draw:rect>
        <draw:rect draw:style-name="gr4" draw:text-style-name="P1" draw:layer="layout" svg:width="7cm" svg:height="1cm" svg:x="5cm" svg:y="25cm">
          <text:p/>
        </draw:rect>
        <draw:custom-shape draw:style-name="gr6" draw:text-style-name="P1" draw:layer="layout" svg:width="6cm" svg:height="1cm" svg:x="6.5cm" svg:y="27cm">
          <text:p text:style-name="P1">outer QVBoxLayout</text:p>
          <draw:enhanced-geometry svg:viewBox="0 0 21600 21600" draw:mirror-horizontal="false" draw:mirror-vertical="false" draw:type="line-callout-3" draw:modifiers="-7087.21879686719 -47666.7332667333 -903.449425095817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" draw:layer="layout" svg:width="6cm" svg:height="1cm" svg:x="6.5cm" svg:y="19.5cm">
          <text:p text:style-name="P1">inner QHBoxLayout</text:p>
          <draw:enhanced-geometry svg:viewBox="0 0 21600 21600" draw:mirror-horizontal="false" draw:mirror-vertical="false" draw:type="line-callout-3" draw:modifiers="61.1898016997167 75761.8381618382 -903.449425095817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teBox" style:family="graphic" style:parent-style-name="standard">
      <style:graphic-properties svg:stroke-width="0.05cm" svg:stroke-color="#800000" draw:marker-start="Circle" draw:marker-start-width="0.38cm" draw:marker-end-width="0.38cm" svg:stroke-opacity="40%" draw:fill-color="#ffff99" draw:fill-image-width="0cm" draw:fill-image-height="0cm"/>
      <style:text-properties fo:font-size="16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3-11T10:13:38</meta:creation-date>
    <dc:date>2010-03-12T08:56:45</dc:date>
    <meta:editing-duration>PT22H12M45S</meta:editing-duration>
    <meta:editing-cycles>1</meta:editing-cycles>
    <meta:document-statistic meta:object-count="26"/>
    <meta:generator>OpenOffice.org/3.2$Unix OpenOffice.org_project/320m12$Build-9483</meta:generator>
  </office:meta>
</office:document-meta>
</file>